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text-properties fo:language="en" fo:country="US" officeooo:rsid="001ce510" officeooo:paragraph-rsid="001ce510"/>
    </style:style>
    <style:style style:name="P2" style:family="paragraph" style:parent-style-name="Text_20_body" style:list-style-name="L1">
      <style:text-properties fo:language="en" fo:country="US" officeooo:rsid="001ce510" officeooo:paragraph-rsid="0023a00d"/>
    </style:style>
    <style:style style:name="P3" style:family="paragraph" style:parent-style-name="Text_20_body" style:list-style-name="L2">
      <style:text-properties fo:language="en" fo:country="US" officeooo:rsid="001fe37b" officeooo:paragraph-rsid="001fe37b"/>
    </style:style>
    <style:style style:name="P4" style:family="paragraph" style:parent-style-name="Text_20_body" style:list-style-name="L1">
      <style:text-properties fo:language="en" fo:country="US" officeooo:rsid="0021ee12" officeooo:paragraph-rsid="0021ee12"/>
    </style:style>
    <style:style style:name="P5" style:family="paragraph" style:parent-style-name="Text_20_body" style:list-style-name="L1">
      <style:text-properties fo:language="en" fo:country="US" officeooo:rsid="0021ee12" officeooo:paragraph-rsid="0023a00d"/>
    </style:style>
    <style:style style:name="P6" style:family="paragraph" style:parent-style-name="Text_20_body" style:list-style-name="L7">
      <style:text-properties fo:language="en" fo:country="US" officeooo:rsid="0023a00d" officeooo:paragraph-rsid="0023a00d"/>
    </style:style>
    <style:style style:name="P7" style:family="paragraph" style:parent-style-name="Text_20_body" style:list-style-name="L18">
      <style:text-properties fo:language="en" fo:country="US" officeooo:rsid="0023a00d" officeooo:paragraph-rsid="0023a00d"/>
    </style:style>
    <style:style style:name="P8" style:family="paragraph" style:parent-style-name="Text_20_body" style:list-style-name="L2">
      <style:text-properties fo:language="bg" fo:country="BG" officeooo:rsid="001e7672" officeooo:paragraph-rsid="001e7672"/>
    </style:style>
    <style:style style:name="P9" style:family="paragraph" style:parent-style-name="Text_20_body" style:list-style-name="L3">
      <style:text-properties fo:language="bg" fo:country="BG" officeooo:rsid="001e7672" officeooo:paragraph-rsid="001e7672"/>
    </style:style>
    <style:style style:name="P10" style:family="paragraph" style:parent-style-name="Text_20_body" style:list-style-name="L3">
      <style:text-properties fo:language="bg" fo:country="BG" officeooo:rsid="001e7672" officeooo:paragraph-rsid="0021ee12"/>
    </style:style>
    <style:style style:name="P11" style:family="paragraph" style:parent-style-name="Text_20_body">
      <style:text-properties fo:language="bg" fo:country="BG" officeooo:rsid="0021ee12" officeooo:paragraph-rsid="0021ee12"/>
    </style:style>
    <style:style style:name="P12" style:family="paragraph" style:parent-style-name="Text_20_body" style:list-style-name="L7">
      <style:text-properties fo:language="bg" fo:country="BG" officeooo:rsid="0021ee12" officeooo:paragraph-rsid="0021ee12"/>
    </style:style>
    <style:style style:name="P13" style:family="paragraph" style:parent-style-name="Text_20_body" style:list-style-name="L16">
      <style:text-properties fo:language="bg" fo:country="BG" officeooo:rsid="0021ee12" officeooo:paragraph-rsid="0021ee12"/>
    </style:style>
    <style:style style:name="P14" style:family="paragraph" style:parent-style-name="Text_20_body" style:list-style-name="L17">
      <style:text-properties fo:language="bg" fo:country="BG" officeooo:rsid="0021ee12" officeooo:paragraph-rsid="0021ee12"/>
    </style:style>
    <style:style style:name="P15" style:family="paragraph" style:parent-style-name="Text_20_body" style:list-style-name="L16">
      <style:text-properties fo:language="bg" fo:country="BG" officeooo:rsid="0023a00d" officeooo:paragraph-rsid="0023a00d"/>
    </style:style>
    <style:style style:name="P16" style:family="paragraph" style:parent-style-name="Text_20_body" style:list-style-name="L17">
      <style:text-properties fo:language="bg" fo:country="BG" officeooo:rsid="0023a00d" officeooo:paragraph-rsid="0023a00d"/>
    </style:style>
    <style:style style:name="P17" style:family="paragraph" style:parent-style-name="Text_20_body" style:list-style-name="L18">
      <style:text-properties fo:language="bg" fo:country="BG" officeooo:rsid="0023a00d" officeooo:paragraph-rsid="0023a00d"/>
    </style:style>
    <style:style style:name="P18" style:family="paragraph" style:parent-style-name="Text_20_body" style:list-style-name="L4">
      <style:text-properties officeooo:paragraph-rsid="001fe37b"/>
    </style:style>
    <style:style style:name="P19" style:family="paragraph" style:parent-style-name="Text_20_body" style:list-style-name="L5">
      <style:text-properties officeooo:paragraph-rsid="001fe37b"/>
    </style:style>
    <style:style style:name="P20" style:family="paragraph" style:parent-style-name="Text_20_body" style:list-style-name="L6">
      <style:text-properties officeooo:paragraph-rsid="001fe37b"/>
    </style:style>
    <style:style style:name="P21" style:family="paragraph" style:parent-style-name="Text_20_body" style:list-style-name="L8">
      <style:text-properties officeooo:paragraph-rsid="0021ee12"/>
    </style:style>
    <style:style style:name="P22" style:family="paragraph" style:parent-style-name="Text_20_body" style:list-style-name="L14">
      <style:text-properties officeooo:paragraph-rsid="0021ee12"/>
    </style:style>
    <style:style style:name="P23" style:family="paragraph" style:parent-style-name="Text_20_body" style:list-style-name="L18">
      <style:text-properties officeooo:paragraph-rsid="0023a00d"/>
    </style:style>
    <style:style style:name="T1" style:family="text">
      <style:text-properties officeooo:rsid="001ce510"/>
    </style:style>
    <style:style style:name="T2" style:family="text">
      <style:text-properties fo:language="bg" fo:country="BG"/>
    </style:style>
    <style:style style:name="T3" style:family="text">
      <style:text-properties fo:language="bg" fo:country="BG" officeooo:rsid="001ce510"/>
    </style:style>
    <style:style style:name="T4" style:family="text">
      <style:text-properties fo:language="bg" fo:country="BG" officeooo:rsid="001e7672"/>
    </style:style>
    <style:style style:name="T5" style:family="text">
      <style:text-properties fo:language="bg" fo:country="BG" officeooo:rsid="0021ee12"/>
    </style:style>
    <style:style style:name="T6" style:family="text">
      <style:text-properties fo:language="bg" fo:country="BG" officeooo:rsid="0023a00d"/>
    </style:style>
    <style:style style:name="T7" style:family="text">
      <style:text-properties fo:language="en" fo:country="US" officeooo:rsid="001ce510"/>
    </style:style>
    <style:style style:name="T8" style:family="text">
      <style:text-properties fo:language="en" fo:country="US" officeooo:rsid="001e7672"/>
    </style:style>
    <style:style style:name="T9" style:family="text">
      <style:text-properties fo:language="en" fo:country="US" officeooo:rsid="0021ee12"/>
    </style:style>
    <style:style style:name="T10" style:family="text">
      <style:text-properties officeooo:rsid="0021ee12"/>
    </style:style>
    <style:style style:name="T11" style:family="text">
      <style:text-properties officeooo:rsid="0023a00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Footer</text:h>
      <text:list xml:id="list706455346476052967" text:style-name="L2">
        <text:list-item>
          <text:p text:style-name="P8">3 или 4 колони</text:p>
        </text:list-item>
      </text:list>
      <text:list xml:id="list5712393518559665861" text:style-name="L3">
        <text:list-item>
          <text:list>
            <text:list-item>
              <text:p text:style-name="P10">Контакти <text:span text:style-name="T9">(</text:span><text:span text:style-name="T10">Адрес: улица, град, пощенски код, държава, </text:span><text:span text:style-name="T9">Email, </text:span><text:span text:style-name="T10">Телефон, Социални мрежи)</text:span></text:p>
            </text:list-item>
            <text:list-item>
              <text:p text:style-name="P9">Важни страници <text:span text:style-name="T9">( </text:span><text:span text:style-name="T11">от 5 до 8 + условия за ползване)</text:span></text:p>
            </text:list-item>
            <text:list-item>
              <text:p text:style-name="P9">Полезни връзки (максимум 5 в колона и да са тематични!)</text:p>
            </text:list-item>
          </text:list>
        </text:list-item>
      </text:list>
      <text:list xml:id="list100851000580876" text:continue-list="list706455346476052967" text:style-name="L2">
        <text:list-item>
          <text:p text:style-name="P3">Copyright</text:p>
        </text:list-item>
      </text:list>
      <text:list xml:id="list7776695114686936567" text:style-name="L4">
        <text:list-item>
          <text:list>
            <text:list-item>
              <text:p text:style-name="P18"><text:span text:style-name="T1">Copyright © </text:span><text:span text:style-name="T3">20</text:span><text:span text:style-name="T4">10</text:span><text:span text:style-name="T3"> - 20</text:span><text:span text:style-name="T4">15</text:span><text:span text:style-name="T1"> </text:span><text:span text:style-name="T7">Website.com</text:span><text:span text:style-name="T1"> </text:span><text:span text:style-name="T8">|</text:span><text:span text:style-name="T1"> Всички права запазени</text:span></text:p>
            </text:list-item>
          </text:list>
        </text:list-item>
      </text:list>
      <text:list xml:id="list2434792595727228544" text:style-name="L5">
        <text:list-item>
          <text:list>
            <text:list-item>
              <text:p text:style-name="P19"><text:span text:style-name="T1">© <text:s/></text:span><text:span text:style-name="T3">20</text:span><text:span text:style-name="T4">10</text:span><text:span text:style-name="T3"> - 20</text:span><text:span text:style-name="T4">15</text:span><text:span text:style-name="T3"> </text:span><text:span text:style-name="T7">Website.com - Всички права запазени</text:span></text:p>
            </text:list-item>
          </text:list>
        </text:list-item>
      </text:list>
      <text:list xml:id="list5821436803627980735" text:style-name="L6">
        <text:list-item>
          <text:list>
            <text:list-item>
              <text:p text:style-name="P20"><text:span text:style-name="T7">Всички права запазени © <text:s/>Website.com - </text:span><text:span text:style-name="T3"><text:s/>20</text:span><text:span text:style-name="T4">10</text:span><text:span text:style-name="T3"> - 20</text:span><text:span text:style-name="T4">15</text:span></text:p>
            </text:list-item>
          </text:list>
        </text:list-item>
      </text:list>
      <text:h text:style-name="Heading_20_2" text:outline-level="2">Header</text:h>
      <text:list xml:id="list7124438947583256281" text:style-name="L7">
        <text:list-item>
          <text:p text:style-name="P12">Лого</text:p>
        </text:list-item>
      </text:list>
      <text:list xml:id="list9192458395499516148" text:style-name="L8">
        <text:list-item>
          <text:list>
            <text:list-item>
              <text:p text:style-name="P21"><text:span text:style-name="T5">Ляво</text:span></text:p>
            </text:list-item>
            <text:list-item>
              <text:p text:style-name="P21"><text:span text:style-name="T5">Дясно</text:span></text:p>
            </text:list-item>
            <text:list-item>
              <text:p text:style-name="P21"><text:span text:style-name="T5">Среда</text:span></text:p>
            </text:list-item>
          </text:list>
        </text:list-item>
      </text:list>
      <text:list xml:id="list100850329577521" text:continue-list="list7124438947583256281" text:style-name="L7">
        <text:list-item>
          <text:p text:style-name="P12">Меню</text:p>
        </text:list-item>
      </text:list>
      <text:list xml:id="list200424511213343186" text:style-name="L14">
        <text:list-item>
          <text:list>
            <text:list-item>
              <text:p text:style-name="P22"><text:span text:style-name="T5">Под лого - меню от ляво</text:span></text:p>
            </text:list-item>
            <text:list-item>
              <text:p text:style-name="P22"><text:span text:style-name="T5">Под лого - меню от дясно</text:span></text:p>
            </text:list-item>
            <text:list-item>
              <text:p text:style-name="P22"><text:span text:style-name="T5">Под лого – меню по средата</text:span></text:p>
            </text:list-item>
            <text:list-item>
              <text:p text:style-name="P22"><text:span text:style-name="T5">Наравно с лого – меню от ляво</text:span></text:p>
            </text:list-item>
            <text:list-item>
              <text:p text:style-name="P22"><text:span text:style-name="T5">Наравно с лого – меню от дясно</text:span></text:p>
            </text:list-item>
          </text:list>
        </text:list-item>
      </text:list>
      <text:list xml:id="list100851148422394" text:continue-list="list100850329577521" text:style-name="L7">
        <text:list-item>
          <text:p text:style-name="P12">Търсачка</text:p>
        </text:list-item>
      </text:list>
      <text:list xml:id="list6151017609130986265" text:style-name="L16">
        <text:list-item>
          <text:list>
            <text:list-item>
              <text:p text:style-name="P13">От дясно <text:span text:style-name="T11">наравно с лого</text:span></text:p>
            </text:list-item>
            <text:list-item>
              <text:p text:style-name="P15">От дясно над лого</text:p>
            </text:list-item>
            <text:list-item>
              <text:p text:style-name="P15">От дясно наравно с меню</text:p>
            </text:list-item>
          </text:list>
        </text:list-item>
      </text:list>
      <text:list xml:id="list100851195041773" text:continue-list="list100851148422394" text:style-name="L7">
        <text:list-item>
          <text:p text:style-name="P12">Езици</text:p>
        </text:list-item>
      </text:list>
      <text:list xml:id="list2310465672151937146" text:style-name="L17">
        <text:list-item>
          <text:list>
            <text:list-item>
              <text:p text:style-name="P14">От дясно наравно с лого</text:p>
            </text:list-item>
            <text:list-item>
              <text:p text:style-name="P14">От дясно в менюто</text:p>
            </text:list-item>
            <text:list-item>
              <text:p text:style-name="P16">Над лого</text:p>
            </text:list-item>
          </text:list>
        </text:list-item>
      </text:list>
      <text:list xml:id="list100851552778143" text:continue-list="list100851195041773" text:style-name="L7">
        <text:list-item>
          <text:p text:style-name="P12">Социални мрежи</text:p>
        </text:list-item>
        <text:list-item>
          <text:p text:style-name="P6">Top bar ( <text:span text:style-name="T2">лента над лого и меню)</text:span></text:p>
        </text:list-item>
      </text:list>
      <text:list xml:id="list8143139858523057901" text:style-name="L18">
        <text:list-item>
          <text:list>
            <text:list-item>
              <text:list>
                <text:list-item>
                  <text:p text:style-name="P23"><text:span text:style-name="T6">Телефон</text:span></text:p>
                </text:list-item>
                <text:list-item>
                  <text:p text:style-name="P7">Email</text:p>
                </text:list-item>
                <text:list-item>
                  <text:p text:style-name="P17">Езици</text:p>
                </text:list-item>
                <text:list-item>
                  <text:p text:style-name="P17"><text:soft-page-break/>Социални мрежи</text:p>
                </text:list-item>
                <text:list-item>
                  <text:p text:style-name="P17">Търсачка</text:p>
                </text:list-item>
              </text:list>
            </text:list-item>
          </text:list>
        </text:list-item>
      </text:list>
      <text:p text:style-name="P11"/>
      <text:h text:style-name="Heading_20_2" text:outline-level="2">Website</text:h>
      <text:h text:style-name="Heading_20_3" text:outline-level="3"><text:span text:style-name="T4">Задължителни п</text:span><text:span text:style-name="T3">лъгини</text:span></text:h>
      <text:list xml:id="list1771667163375707782" text:style-name="L1">
        <text:list-item>
          <text:p text:style-name="P2">Akismet – <text:span text:style-name="T2">Предпазва от спам</text:span></text:p>
        </text:list-item>
        <text:list-item>
          <text:p text:style-name="P2">iThemes Security Pro - <text:span text:style-name="T2">Защита</text:span></text:p>
        </text:list-item>
        <text:list-item>
          <text:p text:style-name="P2">Sucuri Security <text:s/>- <text:span text:style-name="T2">Защита</text:span></text:p>
        </text:list-item>
        <text:list-item>
          <text:p text:style-name="P2">WP No Category Base – <text:span text:style-name="T2">Премахва „/</text:span>category<text:span text:style-name="T2">“ от </text:span>url-<text:span text:style-name="T2">а.</text:span></text:p>
        </text:list-item>
        <text:list-item>
          <text:p text:style-name="P2">WP-Mail-SMTP – <text:span text:style-name="T2">Настройка за мейли</text:span></text:p>
        </text:list-item>
        <text:list-item>
          <text:p text:style-name="P2">Yoast SEO – <text:span text:style-name="T2">Плъгин за </text:span>SEO</text:p>
        </text:list-item>
        <text:list-item>
          <text:p text:style-name="P2">Captcha by BestWebSoft – Captcha <text:span text:style-name="T2">на коментари, форми и др.</text:span></text:p>
        </text:list-item>
        <text:list-item>
          <text:p text:style-name="P5">SMUSH IT – <text:span text:style-name="T2">Намаля размера на снимките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6M11S</meta:editing-duration>
    <meta:editing-cycles>5</meta:editing-cycles>
    <meta:generator>LibreOffice/4.4.2.2$Windows_x86 LibreOffice_project/c4c7d32d0d49397cad38d62472b0bc8acff48dd6</meta:generator>
    <dc:date>2015-10-27T10:08:49.341000000</dc:date>
    <meta:document-statistic meta:table-count="0" meta:image-count="0" meta:object-count="0" meta:page-count="2" meta:paragraph-count="45" meta:word-count="233" meta:character-count="1116" meta:non-whitespace-character-count="956"/>
    <meta:user-defined meta:name="Info 1"/>
    <meta:user-defined meta:name="Info 2"/>
    <meta:user-defined meta:name="Info 3"/>
    <meta:user-defined meta:name="Info 4"/>
  </office:meta>
</office:document-meta>
</file>